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text-properties fo:font-size="26pt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T1" style:family="text">
      <style:text-properties fo:color="#000000" style:font-name="Segoe UI Semibold" fo:font-size="28pt" fo:language="none" fo:country="none" style:text-underline-style="solid" style:text-underline-width="auto" style:text-underline-color="font-color" style:font-size-asian="28pt" style:language-asian="none" style:country-asian="none" style:font-size-complex="28pt" style:language-complex="none" style:country-complex="none"/>
    </style:style>
    <style:style style:name="T2" style:family="text">
      <style:text-properties fo:color="#000000" style:font-name="Segoe UI" fo:font-size="32pt" fo:language="none" fo:country="none" fo:font-weight="bold" style:font-size-asian="32pt" style:language-asian="none" style:country-asian="none" style:font-weight-asian="bold" style:font-size-complex="32pt" style:language-complex="none" style:country-complex="none" style:font-weight-complex="bold"/>
    </style:style>
    <style:style style:name="T3" style:family="text">
      <style:text-properties fo:color="#000000"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4" style:family="text">
      <style:text-properties fo:color="#000000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5" style:family="text">
      <style:text-properties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6" style:family="text">
      <style:text-properties fo:color="#208080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Old Testament</text:span></text:p>
            <text:p text:style-name="P1"><text:span text:style-name="T2">Genesis 2:15; 3:22-2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5" draw:layer="layout" svg:width="24.384cm" svg:height="7.766cm" svg:x="1.778cm" svg:y="1.016cm">
          <draw:text-box>
            <text:p text:style-name="P4"><text:span text:style-name="T3">15</text:span><text:span text:style-name="T4">The LORD God took the man and put him in the garden of Eden to work it and keep it.</text:span></text:p>
            <text:p text:style-name="P4"><text:span text:style-name="T3">22</text:span><text:span text:style-name="T4">Then the LORD God said, “Behold, the man has become like one of us in knowing good and ev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5" draw:layer="layout" svg:width="24.384cm" svg:height="7.874cm" svg:x="1.778cm" svg:y="1.016cm">
          <draw:text-box>
            <text:p text:style-name="P7"><text:span text:style-name="T5">Now, lest he reach out his hand and take also of the tree of life and eat, and live forever—”</text:span><text:span text:style-name="T6"> </text:span><text:span text:style-name="T3">23</text:span><text:span text:style-name="T4">therefore the LORD God sent him out from the garden of Eden to work the ground from which he was tak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5" draw:layer="layout" svg:width="24.384cm" svg:height="6.263cm" svg:x="1.778cm" svg:y="1.016cm">
          <draw:text-box>
            <text:p text:style-name="P7"><text:span text:style-name="T3">24</text:span><text:span text:style-name="T4">He drove out the man, and at the east of the garden of Eden he placed the cherubim and a flaming sword that turned every way to guard the way to the tree of l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5b_Normal_5d_" style:display-name="[Normal]" style:family="graphic">
      <style:paragraph-properties fo:margin-left="0cm" fo:margin-right="0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cm" fo:margin-right="0cm" fo:text-align="start" fo:text-indent="0cm" style:text-autospace="none"/>
      <style:text-properties style:font-name="Verdana" fo:font-family="Verdana" style:font-family-generic="swiss" style:font-pitch="variable" fo:font-size="12pt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H1" style:family="graphic">
      <style:paragraph-properties fo:margin-left="0cm" fo:margin-right="0cm" fo:margin-top="0.497cm" fo:margin-bottom="0.995cm" fo:text-align="start" fo:text-indent="0cm" style:text-autospace="none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2" style:family="graphic">
      <style:paragraph-properties fo:margin-left="0cm" fo:margin-right="0cm" fo:margin-top="0.374cm" fo:margin-bottom="0.746cm" fo:text-align="start" fo:text-indent="0cm" style:text-autospace="non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3" style:family="graphic">
      <style:paragraph-properties fo:margin-left="0cm" fo:margin-right="0cm" fo:margin-top="0.289cm" fo:margin-bottom="0.579cm" fo:text-align="start" fo:text-indent="0cm" style:text-autospace="none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4" style:family="graphic">
      <style:paragraph-properties fo:margin-left="0cm" fo:margin-right="0cm" fo:margin-top="0.228cm" fo:margin-bottom="0.455cm" fo:text-align="start" fo:text-indent="0cm" style:text-autospace="none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5" style:family="graphic">
      <style:paragraph-properties fo:margin-left="0cm" fo:margin-right="0cm" fo:margin-top="0.187cm" fo:margin-bottom="0.374cm" fo:text-align="start" fo:text-indent="0cm" style:text-autospace="none"/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6" style:family="graphic">
      <style:paragraph-properties fo:margin-left="0cm" fo:margin-right="0cm" fo:margin-top="0.143cm" fo:margin-bottom="0.289cm" fo:text-align="start" fo:text-indent="0cm" style:text-autospace="none"/>
      <style:text-properties style:font-name="Arial" fo:font-family="Arial" style:font-family-generic="swiss" style:font-pitch="variable" fo:font-size="7pt" fo:font-weight="bold" style:font-name-asian="Arial" style:font-family-asian="Arial" style:font-family-generic-asian="swiss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BLOCKQUOTE" style:family="graphic">
      <style:paragraph-properties fo:margin-left="1.866cm" fo:margin-right="1.866cm" fo:margin-top="0.374cm" fo:margin-bottom="0.374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A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RE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modern" style:font-pitch="variable" fo:font-size="12pt" style:font-name-asian="Courier New" style:font-family-asian="'Courier New'" style:font-family-generic-asian="modern" style:font-pitch-asian="variable" style:font-size-asian="12pt" style:font-name-complex="Courier New" style:font-family-complex="'Courier New'" style:font-family-generic-complex="modern" style:font-pitch-complex="variable" style:font-size-complex="12pt"/>
    </style:style>
    <style:style style:name="B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ODE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DEL" style:family="graphic">
      <style:paragraph-properties style:text-autospace="none"/>
      <style:text-properties style:text-line-through-style="solid" style:text-line-through-type="single"/>
    </style:style>
    <style:style style:name="EM" style:family="graphic">
      <style:paragraph-properties style:text-autospace="none"/>
      <style:text-properties fo:font-style="italic" style:font-style-asian="italic" style:font-style-complex="italic"/>
    </style:style>
    <style:style style:name="I" style:family="graphic">
      <style:paragraph-properties style:text-autospace="none"/>
      <style:text-properties fo:font-style="italic" style:font-style-asian="italic" style:font-style-complex="italic"/>
    </style:style>
    <style:style style:name="INS" style:family="graphic">
      <style:paragraph-properties style:text-autospace="none"/>
      <style:text-properties style:text-underline-style="solid" style:text-underline-width="auto" style:text-underline-color="font-color"/>
    </style:style>
    <style:style style:name="KBD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MARK" style:family="graphic">
      <style:paragraph-properties style:text-autospace="none"/>
    </style:style>
    <style:style style:name="S" style:family="graphic">
      <style:paragraph-properties style:text-autospace="none"/>
      <style:text-properties style:text-line-through-style="solid" style:text-line-through-type="single"/>
    </style:style>
    <style:style style:name="SAMP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STRIKE" style:family="graphic">
      <style:paragraph-properties style:text-autospace="none"/>
      <style:text-properties style:text-line-through-style="solid" style:text-line-through-type="sing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H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T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U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20:00:46.638000000</meta:creation-date>
    <dc:title>Blue template</dc:title>
    <meta:editing-duration>PT9M14S</meta:editing-duration>
    <meta:editing-cycles>4</meta:editing-cycles>
    <meta:generator>LibreOffice/6.0.1.1$Windows_X86_64 LibreOffice_project/60bfb1526849283ce2491346ed2aa51c465abfe6</meta:generator>
    <dc:date>2018-03-13T20:10:00.535000000</dc:date>
    <meta:document-statistic meta:object-count="33"/>
  </office:meta>
</office:document-meta>
</file>